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.397cm" fo:margin-top="0.132cm" fo:margin-bottom="0cm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top="0.132cm" fo:margin-bottom="0cm" fo:orphans="2" fo:widows="2" fo:padding="0cm" fo:border="none"/>
      <style:text-properties fo:font-variant="normal" fo:text-transform="none" fo:color="#222222" style:font-name="arial" fo:font-size="14pt" fo:letter-spacing="normal" fo:font-style="normal" fo:font-weight="normal" style:font-size-asian="14pt" style:font-size-complex="14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.132cm" fo:margin-right="0cm" fo:margin-top="0cm" fo:margin-bottom="0cm" fo:text-indent="0cm" style:auto-text-indent="fals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fo:color="#222222" fo:background-color="#ffffc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:ve">
        <text:section text:style-name="Sect1" text:name=":vd">
          <text:p text:style-name="P4">Варя, Варенька живи</text:p>
          <text:p text:style-name="P4">Ради величайшей на свете Любви</text:p>
          <text:p text:style-name="P4">Я всегда буду с тобою</text:p>
          <text:p text:style-name="P4">Вместе (и с Христом!) мы справимся с любой бедою.</text:p>
          <text:p text:style-name="P4">Милая, нам надо жить</text:p>
          <text:p text:style-name="P4">Чтоб счастье и радость другим дарить.</text:p>
          <text:p text:style-name="P4">Ты знай, что все мечты сбываются</text:p>
          <text:p text:style-name="P4">Когда искренняя вера в твоем сердце начинается.</text:p>
          <text:p text:style-name="P4">Скоро свидимся с тобою</text:p>
          <text:p text:style-name="P4">И тогда под новорожденной звездою</text:p>
          <text:p text:style-name="P4">Крепко за руки возьмемся<text:line-break/>В любви и дружбе поклянемся.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1-17T16:26:36.85</meta:creation-date>
    <meta:document-statistic meta:table-count="0" meta:image-count="0" meta:object-count="0" meta:page-count="1" meta:paragraph-count="11" meta:word-count="63" meta:character-count="363"/>
    <dc:date>2012-11-17T16:29:46.59</dc:date>
    <dc:creator>Лизавета Чижикова</dc:creator>
    <meta:editing-duration>PT3M10S</meta:editing-duration>
    <meta:editing-cycles>1</meta:editing-cycles>
    <meta:generator>OpenOffice.org/3.3$Win32 OpenOffice.org_project/330m20$Build-9567</meta:generator>
  </office:meta>
</office:document-meta>
</file>